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9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margin-left="0.318cm" fo:margin-right="0cm" fo:text-align="start" fo:text-indent="0cm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16pt" fo:text-shadow="1pt 1pt" style:font-size-asian="16pt" style:font-size-complex="1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477</text:span></text:p>
            <text:p text:style-name="P1"><text:span text:style-name="T2">“</text:span><text:span text:style-name="T2">Alleluia, Alleluia! Hearts to Heav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697cm">
          <draw:text-box>
            <text:p text:style-name="P1"><text:span text:style-name="T3">1.</text:span><text:span text:style-name="T4"> Alleluia, alleluia!</text:span><text:span text:style-name="T4"><text:line-break/></text:span><text:span text:style-name="T4">Hearts to heav’n and voices raise:</text:span><text:span text:style-name="T4"><text:line-break/></text:span><text:span text:style-name="T4">Sing to God a hymn of gladness,</text:span><text:span text:style-name="T4"><text:line-break/></text:span><text:span text:style-name="T4">Sing to God a hymn of prais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4.892cm" svg:height="7.112cm" svg:x="1.524cm" svg:y="0.762cm">
          <draw:text-box>
            <text:p text:style-name="P5"><text:span text:style-name="T4">He who on the cross a victim</text:span><text:span text:style-name="T4"><text:line-break/></text:span><text:span text:style-name="T4">For the world’s salvation bled—</text:span><text:span text:style-name="T4"><text:line-break/></text:span><text:span text:style-name="T4">Jesus Christ, the King of Glory,</text:span><text:span text:style-name="T4"><text:line-break/></text:span><text:span text:style-name="T4">Now is risen from the d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4.892cm" svg:height="7.011cm" svg:x="1.524cm" svg:y="1.016cm">
          <draw:text-box>
            <text:p text:style-name="P1"><text:span text:style-name="T3">2.</text:span><text:span text:style-name="T4"> Alleluia, Christ is risen!</text:span><text:span text:style-name="T4"><text:line-break/></text:span><text:span text:style-name="T4">Death at last has met defeat:</text:span><text:span text:style-name="T4"><text:line-break/></text:span><text:span text:style-name="T4">See the ancient pow’rs of evil</text:span><text:span text:style-name="T4"><text:line-break/></text:span><text:span text:style-name="T4">In confusion and retrea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4" draw:layer="layout" svg:width="24.892cm" svg:height="7.011cm" svg:x="1.38cm" svg:y="0.784cm">
          <draw:text-box>
            <text:p text:style-name="P1"><text:span text:style-name="T4">Once He died, and once was buried:</text:span><text:span text:style-name="T4"><text:line-break/></text:span><text:span text:style-name="T4">Now He lives forevermore,</text:span><text:span text:style-name="T4"><text:line-break/></text:span><text:span text:style-name="T4">Jesus Christ, the world’s Redeemer,</text:span><text:span text:style-name="T4"><text:line-break/></text:span><text:span text:style-name="T4">Whom we worship and ad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4.616cm" svg:height="7.011cm" svg:x="1.795cm" svg:y="0.867cm">
          <draw:text-box>
            <text:p text:style-name="P1"><text:span text:style-name="T3">3.</text:span><text:span text:style-name="T4"> Alleluia, alleluia!</text:span><text:span text:style-name="T4"><text:line-break/></text:span><text:span text:style-name="T4">Glory be to God on high:</text:span><text:span text:style-name="T4"><text:line-break/></text:span><text:span text:style-name="T4">Alleluia to the Savior </text:span><text:span text:style-name="T4"><text:line-break/></text:span><text:span text:style-name="T4">Who has gained the victor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8" draw:layer="layout" svg:width="24.638cm" svg:height="14.341cm" svg:x="1.778cm" svg:y="1.016cm">
          <draw:text-box>
            <text:p text:style-name="P6"><text:span text:style-name="T4">Alleluia to the Spirit, </text:span><text:span text:style-name="T4"><text:line-break/></text:span><text:span text:style-name="T4">Fount of love and sanctity!</text:span><text:span text:style-name="T4"><text:line-break/></text:span><text:span text:style-name="T4">Alleluia, alleluia</text:span><text:span text:style-name="T4"><text:line-break/></text:span><text:span text:style-name="T4">To the triune Majesty!</text:span></text:p>
            <text:p text:style-name="P7"><text:span text:style-name="T5"/></text:p>
            <text:p text:style-name="P7"><text:span text:style-name="T6">Public domain; admin. </text:span></text:p>
            <text:p text:style-name="P7"><text:span text:style-name="T6">Hope Publishing Co. </text:span></text:p>
            <text:p text:style-name="P7"><text:span text:style-name="T6">Used by permission: </text:span></text:p>
            <text:p text:style-name="P7"><text:span text:style-name="T6">LSB Hymn License .NET, </text:span></text:p>
            <text:p text:style-name="P7"><text:span text:style-name="T6">no. 100011038.; </text:span></text:p>
            <text:p text:style-name="P7"><text:span text:style-name="T6">© 1982 Jubilate Hymns Ltd.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21:10.440000000</meta:creation-date>
    <dc:title>Hymn template</dc:title>
    <meta:editing-duration>PT19M46S</meta:editing-duration>
    <meta:editing-cycles>14</meta:editing-cycles>
    <meta:generator>LibreOffice/6.1.3.2$Windows_X86_64 LibreOffice_project/86daf60bf00efa86ad547e59e09d6bb77c699acb</meta:generator>
    <meta:initial-creator>Arthur Hoch</meta:initial-creator>
    <dc:date>2019-01-17T20:33:42.365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4-15T21:21:10.097000000"/>
  </office:meta>
</office:document-meta>
</file>